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text-underline-style="none" fo:font-weight="bold" style:font-size-asian="16pt" style:font-size-complex="16pt"/>
    </style:style>
    <style:style style:name="P2" style:family="paragraph" style:parent-style-name="Standard">
      <style:paragraph-properties fo:text-align="start" style:justify-single-word="false"/>
      <style:text-properties style:font-name="Arial" fo:font-size="10pt"/>
    </style:style>
    <style:style style:name="P3" style:family="paragraph" style:parent-style-name="Standard">
      <style:paragraph-properties fo:text-align="start" style:justify-single-word="false"/>
      <style:text-properties style:font-name="Arial" fo:font-size="10pt" style:font-size-asian="10pt" style:font-size-complex="10pt"/>
    </style:style>
    <style:style style:name="P4" style:family="paragraph" style:parent-style-name="Standard">
      <style:paragraph-properties fo:text-align="start" style:justify-single-word="false"/>
      <style:text-properties style:font-name="Arial"/>
    </style:style>
    <style:style style:name="P5" style:family="paragraph" style:parent-style-name="Standard">
      <style:paragraph-properties fo:text-align="start" style:justify-single-word="false"/>
      <style:text-properties style:font-name="Arial" fo:font-size="12pt" fo:font-style="italic" style:font-size-asian="12pt" style:font-style-asian="italic" style:font-size-complex="12pt" style:font-style-complex="italic"/>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Arial" fo:font-size="10pt" fo:font-style="italic" style:font-size-asian="10pt" style:font-style-asian="italic" style:font-size-complex="10pt" style:font-style-complex="italic"/>
    </style:style>
    <style:style style:name="P8" style:family="paragraph" style:parent-style-name="Standard">
      <style:paragraph-properties fo:text-align="start" style:justify-single-word="false"/>
      <style:text-properties style:font-name="Arial" fo:font-size="10pt" fo:font-weight="bold" style:font-weight-asian="bold" style:font-weight-complex="bold"/>
    </style:style>
    <style:style style:name="P9" style:family="paragraph" style:parent-style-name="Standard">
      <style:paragraph-properties fo:text-align="start" style:justify-single-word="false"/>
      <style:text-properties style:font-name="Arial" fo:font-size="10pt"/>
    </style:style>
    <style:style style:name="P10" style:family="paragraph" style:parent-style-name="Standard" style:list-style-name="L1">
      <style:paragraph-properties fo:text-align="start" style:justify-single-word="false"/>
      <style:text-properties style:font-name="Arial"/>
    </style:style>
    <style:style style:name="T1" style:family="text">
      <style:text-properties fo:font-size="10pt"/>
    </style:style>
    <style:style style:name="T2" style:family="text">
      <style:text-properties fo:font-size="10pt" fo:font-weight="bold"/>
    </style:style>
    <style:style style:name="T3" style:family="text">
      <style:text-properties fo:font-size="10pt" fo:font-weight="bold" style:font-weight-asian="bold" style:font-weight-complex="bold"/>
    </style:style>
    <style:style style:name="T4" style:family="text">
      <style:text-properties fo:font-size="10pt" fo:font-style="italic"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style:style style:name="T7" style:family="text">
      <style:text-properties style:font-name="Arial" fo:font-size="10pt"/>
    </style:style>
    <style:style style:name="T8" style:family="text">
      <style:text-properties style:font-name="Arial" fo:font-size="10pt" fo:font-style="italic" style:font-size-asian="10pt" style:font-style-asian="italic" style:font-size-complex="10pt" style:font-style-complex="italic"/>
    </style:style>
    <style:style style:name="T9" style:family="text">
      <style:text-properties style:font-name="Arial" fo:font-size="10pt" fo:font-weight="bold" style:font-weight-asian="bold" style:font-weight-complex="bold"/>
    </style:style>
    <style:style style:name="T1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ationsrapport 1</text:p>
      <text:p text:style-name="P2"><text:line-break/><text:line-break/>Namn:<text:tab/><text:tab/>Håkan Gullstrand<text:line-break/>e-post: <text:tab/><text:tab/>h-kan@h-kan.com<text:line-break/>Kurs:<text:tab/><text:tab/>Datavetenskap GR (A), Programmeringsmetodik I, 7.5 hp - VT09_DV002G</text:p>
      <text:p text:style-name="P2"/>
      <text:p text:style-name="P2">Inlämnat:<text:tab/><text:line-break/></text:p>
      <text:p text:style-name="P2"><text:span text:style-name="T10">Uppgift: Del1</text:span><text:line-break/></text:p>
      <text:p text:style-name="P4"><text:span text:style-name="T3">A:</text:span><text:span text:style-name="T1"> </text:span><text:span text:style-name="T4">Algoritm är ett fundamentalt begrepp inom datavetenskapen. Vad är en algoritm och vad är skillnaden mellan en algoritm och ett program? Varför måste vi skriva algoritmer? </text:span></text:p>
      <text:p text:style-name="P5"/>
      <text:p text:style-name="P3">En algoritm är instruktion<text:span text:style-name="T6">er f</text:span><text:span text:style-name="T5">ör hur en uppgift ska lösas. Algoritmer är mer generella än progamkod och en algoritm ska kunnas appliceras oavsätt vilket språk progamet skrivs i. Algoritmer måste skrivas för att man ska se hela lösningen på problemet innan man börjar skriva själva koden då det är lätt att fastna i andra detaljer.</text:span></text:p>
      <text:p text:style-name="P2"/>
      <text:p text:style-name="P6"><text:span text:style-name="T9">B:</text:span><text:span text:style-name="T7"> </text:span><text:span text:style-name="T8">Vad innebär begreppet stegvis förfining (stepwise refinement eller top-down design)? </text:span></text:p>
      <text:p text:style-name="P7"/>
      <text:p text:style-name="P2">Det innebär att man delar upp sina algoritmer till mindre delar och löser dessa var för sig. Man kan sedan jobba sig ner i hirakin av delproblem och lösa dessa yterligare.</text:p>
      <text:p text:style-name="P2"/>
      <text:p text:style-name="P2"/>
      <text:p text:style-name="P2"/>
      <text:p text:style-name="P2"/>
      <text:p text:style-name="P2"/>
      <text:p text:style-name="P8">Uppgift: Del2</text:p>
      <text:p text:style-name="P8"/>
      <text:list text:style-name="L1">
        <text:list-item>
          <text:p text:style-name="P10"><text:span text:style-name="T3">A:</text:span><text:span text:style-name="T1"><text:line-break/>Bifogad fil: lab1_uppgift_A.java<text:line-break/><text:line-break/></text:span><text:span text:style-name="T2">Beskrivning</text:span><text:span text:style-name="T1"><text:line-break/>Programmet ska läsa in två tal från användaren och addera dessa samt visa resultatet.<text:line-break/><text:line-break/></text:span><text:span text:style-name="T2">Egna reflektioner:</text:span><text:span text:style-name="T1"><text:line-break/>Använder mig av int men vilket inte kan hantera decimal tal. Ingen felkontroll är implementerad så stor risk för krash vid felaktig input.</text:span></text:p>
        </text:list-item>
      </text:list>
      <text:p text:style-name="P2"/>
      <text:list text:style-name="L1">
        <text:list-item text:start-value="1">
          <text:p text:style-name="P10"><text:span text:style-name="T3">B:</text:span><text:span text:style-name="T1"><text:line-break/>Bifogad fil: lab1_uppgift_B.java<text:line-break/><text:line-break/></text:span><text:span text:style-name="T2">Beskrivning</text:span><text:span text:style-name="T1"><text:line-break/>Programmet ska läsa in användarens ålder sedan skicka tillbaka det till anändaren.<text:line-break/><text:line-break/></text:span><text:span text:style-name="T2">Egna reflektioner:</text:span><text:span text:style-name="T1"><text:line-break/>Här kan short användas då ens ålder alltid skrivs som heltal och man inte blir så gammal så att int behövs. Sparar lite minne vilket inte är så nödvändigt i denna applikationen kanske men bör nog tänkas på i större program.</text:span></text:p>
        </text:list-item>
      </text:list>
      <text:p text:style-name="P2"/>
      <text:list text:style-name="L1">
        <text:list-item text:start-value="1">
          <text:p text:style-name="P10"><text:span text:style-name="T3">C:</text:span><text:span text:style-name="T1"><text:line-break/>Bifogad fil: lab1_uppgift_C.java<text:line-break/><text:line-break/></text:span><text:span text:style-name="T2">Beskrivning</text:span><text:span text:style-name="T1"><text:line-break/>Programmet ska läsa in ett tal och subtrahera variablen rabbat från talet.<text:line-break/><text:line-break/></text:span><text:span text:style-name="T2">Egna reflektioner:</text:span><text:span text:style-name="T1"><text:line-break/>Efterson användaren uppmanas att ange tal över 10 borde en kontroll för att se att så är fallet </text:span><text:soft-page-break/><text:span text:style-name="T1">implementeras. </text:span></text:p>
        </text:list-item>
      </text:list>
      <text:p text:style-name="P2"/>
      <text:p text:style-name="P8"/>
      <text:list text:style-name="L1">
        <text:list-item text:start-value="1">
          <text:p text:style-name="P10"><text:span text:style-name="T3">D:</text:span><text:span text:style-name="T1"><text:line-break/>Bifogad fil: lab1_uppgift_D.java<text:line-break/><text:line-break/></text:span><text:span text:style-name="T2">Beskrivning</text:span><text:span text:style-name="T1"><text:line-break/>Programmet ska läsa in längden och bredden från använadaren och sedan multiplicera dessa för att få fram arean..<text:line-break/><text:line-break/></text:span><text:span text:style-name="T2">Egna reflektioner:</text:span><text:span text:style-name="T1"><text:line-break/>Här används double för att kunna använda decimalt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0pt" style:font-size-asian="8.75pt"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h-kan</meta:initial-creator>
    <meta:creation-date>2009-01-20T12:33:35</meta:creation-date>
    <dc:creator>h-kan</dc:creator>
    <dc:date>2009-01-25T17:08:52</dc:date>
    <meta:editing-cycles>4</meta:editing-cycles>
    <meta:editing-duration>PT2H28M33S</meta:editing-duration>
    <meta:user-defined meta:name="Info 1"/>
    <meta:user-defined meta:name="Info 2"/>
    <meta:user-defined meta:name="Info 3"/>
    <meta:user-defined meta:name="Info 4"/>
    <meta:document-statistic meta:table-count="0" meta:image-count="0" meta:object-count="0" meta:page-count="2" meta:paragraph-count="13" meta:word-count="334" meta:character-count="2104"/>
  </office:meta>
</office:document-meta>
</file>